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5c41b"/>
    </style:style>
    <style:style style:name="P2" style:family="paragraph" style:parent-style-name="Title">
      <style:paragraph-properties fo:margin-left="0cm" fo:margin-right="0cm" fo:margin-top="0cm" fo:margin-bottom="0.106cm" style:contextual-spacing="false" fo:line-height="100%" fo:text-indent="0.501cm" style:auto-text-indent="false"/>
      <style:text-properties fo:font-size="16pt" fo:language="ru" fo:country="RU" officeooo:paragraph-rsid="00156b1c" style:font-size-asian="16pt" style:font-size-complex="16pt"/>
    </style:style>
    <style:style style:name="P3" style:family="paragraph" style:parent-style-name="Text_20_body_20_indent">
      <style:paragraph-properties fo:margin-left="0cm" fo:margin-right="0cm" fo:margin-top="0cm" fo:margin-bottom="0.106cm" style:contextual-spacing="false" fo:line-height="150%" fo:text-align="justify" style:justify-single-word="false" fo:text-indent="0.501cm" style:auto-text-indent="false"/>
      <style:text-properties fo:font-size="12pt" fo:language="ru" fo:country="RU" officeooo:paragraph-rsid="00156b1c" style:font-size-asian="10.5pt" style:font-size-complex="12pt"/>
    </style:style>
    <style:style style:name="P4" style:family="paragraph" style:parent-style-name="Text_20_body_20_indent">
      <style:paragraph-properties fo:margin-left="0cm" fo:margin-right="0cm" fo:margin-top="0cm" fo:margin-bottom="0.106cm" style:contextual-spacing="false" fo:line-height="150%" fo:text-align="start" style:justify-single-word="false" fo:text-indent="0.501cm" style:auto-text-indent="false"/>
      <style:text-properties fo:font-size="12pt" fo:language="ru" fo:country="RU" officeooo:rsid="00156b1c" officeooo:paragraph-rsid="00156b1c" style:font-size-asian="10.5pt" style:font-size-complex="12pt"/>
    </style:style>
    <style:style style:name="P5" style:family="paragraph" style:parent-style-name="Text_20_body_20_indent">
      <style:paragraph-properties fo:margin-left="0cm" fo:margin-right="0cm" fo:margin-top="0cm" fo:margin-bottom="0.106cm" style:contextual-spacing="false" fo:line-height="150%" fo:text-align="justify" style:justify-single-word="false" fo:text-indent="0.501cm" style:auto-text-indent="false"/>
      <style:text-properties fo:font-size="12pt" fo:language="ru" fo:country="RU" officeooo:rsid="00156b1c" officeooo:paragraph-rsid="0015c41b" style:font-size-asian="10.5pt" style:font-size-complex="12pt"/>
    </style:style>
    <style:style style:name="P6" style:family="paragraph" style:parent-style-name="Text_20_body_20_indent">
      <style:paragraph-properties fo:margin-left="0cm" fo:margin-right="0cm" fo:margin-top="0cm" fo:margin-bottom="0.106cm" style:contextual-spacing="false" fo:line-height="150%" fo:text-align="justify" style:justify-single-word="false" fo:text-indent="0.501cm" style:auto-text-indent="false"/>
      <style:text-properties fo:font-size="12pt" fo:language="ru" fo:country="RU" officeooo:rsid="00156b1c" officeooo:paragraph-rsid="00156b1c" style:font-size-asian="10.5pt" style:font-size-complex="12pt"/>
    </style:style>
    <style:style style:name="P7" style:family="paragraph" style:parent-style-name="Title" style:master-page-name="Standard">
      <style:paragraph-properties fo:margin-left="0cm" fo:margin-right="0cm" fo:margin-top="0cm" fo:margin-bottom="0.106cm" style:contextual-spacing="false" fo:line-height="100%" fo:text-indent="0.501cm" style:auto-text-indent="false" style:page-number="auto"/>
      <style:text-properties fo:font-size="16pt" fo:language="ru" fo:country="RU" officeooo:paragraph-rsid="00156b1c" style:font-size-asian="16pt" style:font-size-complex="16pt"/>
    </style:style>
    <style:style style:name="P8" style:family="paragraph" style:parent-style-name="Standard">
      <style:paragraph-properties fo:line-height="100%" fo:text-align="center" style:justify-single-word="false"/>
      <style:text-properties fo:font-size="16pt" fo:language="ru" fo:country="RU" fo:font-weight="bold" officeooo:paragraph-rsid="00156b1c" style:font-size-asian="16pt" style:font-weight-asian="bold" style:font-size-complex="16pt"/>
    </style:style>
    <style:style style:name="P9" style:family="paragraph" style:parent-style-name="Standard">
      <style:text-properties officeooo:paragraph-rsid="0015c41b"/>
    </style:style>
    <style:style style:name="P10" style:family="paragraph" style:parent-style-name="Standard">
      <style:paragraph-properties fo:margin-left="0cm" fo:margin-right="0cm" fo:margin-top="0cm" fo:margin-bottom="0.106cm" style:contextual-spacing="false" fo:line-height="150%" fo:text-align="start" style:justify-single-word="false" fo:text-indent="0cm" style:auto-text-indent="false"/>
      <style:text-properties style:font-name="Times New Roman" fo:font-size="12pt" fo:language="ru" fo:country="RU" officeooo:rsid="00156b1c" officeooo:paragraph-rsid="0015c41b" style:font-size-asian="10.5pt" style:font-name-complex="Times New Roman1" style:font-size-complex="12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6b1c" style:font-name-complex="Times New Roman1"/>
    </style:style>
    <style:style style:name="T3" style:family="text">
      <style:text-properties style:font-name="Times New Roman" fo:font-weight="normal" style:font-weight-asian="normal" style:font-name-complex="Times New Roman1" style:font-weight-complex="normal"/>
    </style:style>
    <style:style style:name="T4" style:family="text">
      <style:text-properties style:font-name="Times New Roman" fo:font-weight="normal" officeooo:rsid="0015c41b" style:font-weight-asian="normal" style:font-name-complex="Times New Roman1" style:font-weight-complex="normal"/>
    </style:style>
    <style:style style:name="T5" style:family="text">
      <style:text-properties style:font-name="Times New Roman" fo:font-weight="normal" officeooo:rsid="0017d52d" style:font-weight-asian="normal" style:font-name-complex="Times New Roman1" style:font-weight-complex="normal"/>
    </style:style>
    <style:style style:name="T6" style:family="text">
      <style:text-properties fo:color="#222222" style:font-name="Times New Roman" officeooo:rsid="00156b1c" fo:background-color="#ffffff" loext:char-shading-value="0" style:font-name-complex="Times New Roman1"/>
    </style:style>
    <style:style style:name="T7" style:family="text">
      <style:text-properties officeooo:rsid="00156b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О Т </text:span><text:bookmark text:name="_GoBack"/><text:span text:style-name="T1">З Ы В</text:span></text:h>
      <text:p text:style-name="P8">научного руководителя</text:p>
      <text:h text:style-name="P2" text:outline-level="1"><text:span text:style-name="T1">на выпускную квалификационную работу студента </text:span><text:span text:style-name="T2">1</text:span><text:span text:style-name="T1">31 гр. </text:span><text:span text:style-name="T2">Фирсова</text:span><text:span text:style-name="T1"> </text:span><text:span text:style-name="T2">Е</text:span><text:span text:style-name="T1">. </text:span><text:span text:style-name="T2">И</text:span><text:span text:style-name="T1">.</text:span></text:h>
      <text:h text:style-name="P2" text:outline-level="1"><text:span text:style-name="T1">«</text:span><text:span text:style-name="T6">Численное моделирование парогравитационной технологии добычи высоковязких нефтей</text:span><text:span text:style-name="T1">»</text:span></text:h>
      <text:p text:style-name="P5"><text:span text:style-name="T3">В работе Фирсова Е. И. рассматривается построение вычислительной модели процесса неизотермической фильтрации с предельной насыщенностью. Данная работа является составной частью моделирования технологии парогравитационного дренажа —</text:span><text:span text:style-name="T4"> </text:span><text:span text:style-name="T5">одной из самых эффективных технологий добычи высоковязких нефтей.</text:span><text:span text:style-name="T4"> </text:span></text:p>
      <text:p text:style-name="P3"><text:span text:style-name="T7">Студент</text:span> самостоятельно выполнил большой объем работ: написание математической модели <text:span text:style-name="T7">задачи неизотермической фильтрации с предельной насыщенностью</text:span>, создание разностной схемы для решения системы уравнений, реализация численного алгоритма в виде программы, проведение серии тестовых расчетов <text:span text:style-name="T7">на задачах с аналитическим решением</text:span>. Написанная им программа позволяет легко менять параметры задачи и обладает хорошей гибкостью, что позволяет использовать её и при дальнейшей работе в данном направлении. </text:p>
      <text:p text:style-name="P3"><text:span text:style-name="T1">Работа </text:span><text:span text:style-name="T2">Фирсова Е. И</text:span><text:span text:style-name="T1">. удовлетворяет требованиям, предъявляемым к выпускным квалификационным работам, а ее автор заслуживает оценки «отлично» и присвоения квалификации бакалавра. Рекомендую его в магистратуру МФТИ и согласен осуществлять научное руководство им.</text:span></text:p>
      <text:p text:style-name="P6"/>
      <text:p text:style-name="P6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аучный руководитель,</text:p>
      <text:p text:style-name="P10">к.ф.-м.н., доцент<text:tab/><text:tab/><text:tab/><text:tab/><text:tab/><text:tab/><text:tab/><text:tab/>Ю.И. Скальк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FreeSans" style:font-family-complex="FreeSans" style:font-family-generic-complex="system" style:font-pitch-complex="variable" style:font-size-complex="16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line-height="100%" fo:text-indent="0.635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30T15:10:32.567763317</dc:date>
    <dc:creator>Egor  </dc:creator>
    <meta:generator>LibreOffice/4.2.8.2$Linux_x86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9" meta:word-count="154" meta:character-count="1291" meta:non-whitespace-character-count="1136"/>
  </office:meta>
</office:document-meta>
</file>